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df3" officeooo:paragraph-rsid="000b7df3"/>
    </style:style>
    <style:style style:name="P2" style:family="paragraph" style:parent-style-name="Standard">
      <style:text-properties officeooo:paragraph-rsid="000caa34"/>
    </style:style>
    <style:style style:name="P3" style:family="paragraph" style:parent-style-name="Standard">
      <style:text-properties officeooo:paragraph-rsid="000dff1a"/>
    </style:style>
    <style:style style:name="P4" style:family="paragraph" style:parent-style-name="Standard">
      <style:text-properties officeooo:rsid="000caa34" officeooo:paragraph-rsid="000caa34"/>
    </style:style>
    <style:style style:name="P5" style:family="paragraph" style:parent-style-name="Standard">
      <style:text-properties officeooo:rsid="000dff1a" officeooo:paragraph-rsid="000dff1a"/>
    </style:style>
    <style:style style:name="P6" style:family="paragraph" style:parent-style-name="Standard">
      <style:text-properties officeooo:rsid="000f50f9" officeooo:paragraph-rsid="000f50f9"/>
    </style:style>
    <style:style style:name="P7" style:family="paragraph" style:parent-style-name="Standard">
      <style:text-properties officeooo:rsid="00109620" officeooo:paragraph-rsid="00109620"/>
    </style:style>
    <style:style style:name="T1" style:family="text">
      <style:text-properties officeooo:rsid="000b7df3"/>
    </style:style>
    <style:style style:name="T2" style:family="text">
      <style:text-properties officeooo:rsid="000caa34"/>
    </style:style>
    <style:style style:name="T3" style:family="text">
      <style:text-properties officeooo:rsid="000dff1a"/>
    </style:style>
    <style:style style:name="T4" style:family="text">
      <style:text-properties officeooo:rsid="000f50f9"/>
    </style:style>
    <style:style style:name="T5" style:family="text">
      <style:text-properties officeooo:rsid="00143678"/>
    </style:style>
    <style:style style:name="T6" style:family="text">
      <style:text-properties officeooo:rsid="00154833"/>
    </style:style>
    <style:style style:name="T7" style:family="text">
      <style:text-properties officeooo:rsid="00172e7e"/>
    </style:style>
    <style:style style:name="T8" style:family="text">
      <style:text-properties officeooo:rsid="00186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rrativa de Negocio</text:p>
      <text:p text:style-name="P1"/>
      <text:p text:style-name="P1">Una empresa familiar dedicada al rubro del Gas Natural Comprimido (GNC) desea automatizar el trabajo que realiza diariamente.</text:p>
      <text:p text:style-name="P1">Lo que la empresa necesita es poder generar, imprimir y guardar los datos de presupuesto<text:span text:style-name="T5">s</text:span> realizados a persona<text:span text:style-name="T5">s </text:span>que puede<text:span text:style-name="T5">n</text:span> ser o no cliente<text:span text:style-name="T5">s</text:span> de la empresa. Para que una persona sea considerada cliente de la empresa debe haber realizado al menos una gestión dentro de la empresa (por ejemplo haber hecho una oblea, o un presupuesto, etc.).</text:p>
      <text:p text:style-name="P2"><text:span text:style-name="T1">La empresa brinda diferentes servicios a l</text:span><text:span text:style-name="T2">o</text:span><text:span text:style-name="T1">s clientes, de </text:span><text:span text:style-name="T2">los clientes</text:span><text:span text:style-name="T1"> se necesita saber el nombre, apellido, dni, dirección, teléfono, </text:span><text:span text:style-name="T6">e-mail </text:span><text:span text:style-name="T2">y datos del vehículo que posee. De los vehículos se necesita conocer su marca, modelo, año, kilómetros y </text:span><text:span text:style-name="T7">dominio</text:span><text:span text:style-name="T2">. </text:span></text:p>
      <text:p text:style-name="P4">La gestión de obleas es uno de los servicios provistos por la empresa, junto a la Prueba Hidráulica (PH), mantenimiento de vehículos, avisos de próximos vencimientos al cliente (como cambio de filtro, vencimiento de oblea y vencimiento de PH), venta y colocación de equipos de GNC.</text:p>
      <text:p text:style-name="P5">De las obleas se necesita conocer su numero, fecha de vencimiento y si la actual oblea esta vigente o no. De las PH se necesita conocer el numero de certificado, si el cilindro paso o no paso la PH, descripción y fecha de vencimiento. </text:p>
      <text:p text:style-name="P5">Para la tarea de mantenimiento de vehículos es necesario conocer el tipo de mantenimiento (cambio o reparación de componentes) y una descripción. </text:p>
      <text:p text:style-name="P3"><text:span text:style-name="T3">Cada componente se refiere a un producto del cual la empresa mantiene un stock. De cada componente/producto se necesita almacenar la información del código, </text:span><text:span text:style-name="T4">nombre, descripción, cantidad y precio.</text:span></text:p>
      <text:p text:style-name="P6">Ademas es necesario mantener información de las fallas comunes que pueden presentar algunos vehículos convertidos a GNC y su posible solución. Para llevar esta información es necesario contar con los siguientes datos: marca, modelo, año del vehículo, como así también una descripción de la falla y su posible solución. <text:span text:style-name="T8">Si bien las fallas tienen datos de los vehículos, no necesariamente el vehículo es de un cliente de la empresa, es sólo para mantener un registro de fallas.</text:span></text:p>
      <text:p text:style-name="P7">Una funcionalidad a desarrollar a futuro es la creación de una pagina web básica para que los clientes o posibles clientes puedan conocer la empresa, dicha pagina web debería mostrar los datos de la empresa, galería de imágenes, preguntas frecuentes y una calculadora que permita <text:s/>calcular el ahorro mensual y anual al convertir el vehículo a GN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21:20:35.758347405</meta:creation-date>
    <meta:generator>LibreOffice/6.4.7.2$Linux_X86_64 LibreOffice_project/40$Build-2</meta:generator>
    <dc:date>2022-03-17T22:34:09.330751270</dc:date>
    <meta:editing-duration>PT47M24S</meta:editing-duration>
    <meta:editing-cycles>9</meta:editing-cycles>
    <meta:document-statistic meta:table-count="0" meta:image-count="0" meta:object-count="0" meta:page-count="1" meta:paragraph-count="10" meta:word-count="394" meta:character-count="2420" meta:non-whitespace-character-count="2032"/>
  </office:meta>
</office:document-meta>
</file>